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AA000005E530F4BB676FA44498.png" manifest:media-type="image/png"/>
  <manifest:file-entry manifest:full-path="Pictures/1000000100000A60000004CE37B752358772F80A.png" manifest:media-type="image/png"/>
  <manifest:file-entry manifest:full-path="Pictures/1000000000000444000002D8DB3E4984C325C9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78cm, 0cm, 1.356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ced1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ced1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4</text:span></text:p>
          </draw:text-box>
        </draw:frame>
        <draw:frame draw:style-name="gr2" draw:text-style-name="P2" draw:layer="layout" svg:width="15.42cm" svg:height="1.581cm" draw:transform="rotate (1.5707963267949) translate (3.175cm 16.69cm)">
          <draw:text-box>
            <text:p><text:span text:style-name="T2">Working with Text &amp; Lists</text:span></text:p>
          </draw:text-box>
        </draw:frame>
        <draw:frame draw:style-name="gr3" draw:text-style-name="P3" draw:layer="layout" svg:width="21.82cm" svg:height="17.501cm" svg:x="6.17cm" svg:y="0.001cm">
          <draw:image xlink:href="Pictures/1000000000000444000002D8DB3E4984C325C9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5" draw:text-style-name="P3" draw:layer="layout" svg:width="27.99cm" svg:height="12.961cm" svg:x="0cm" svg:y="2.184cm">
          <draw:image xlink:href="Pictures/1000000100000A60000004CE37B752358772F80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5" draw:text-style-name="P3" draw:layer="layout" svg:width="27.99cm" svg:height="15.47cm" svg:x="0cm" svg:y="2.184cm">
          <draw:image xlink:href="Pictures/1000000100000AAA000005E530F4BB676FA444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3-31T08:10:54.867145251</dc:date>
    <meta:editing-duration>PT7H19M18S</meta:editing-duration>
    <meta:editing-cycles>222</meta:editing-cycles>
    <meta:generator>LibreOffice/7.2.5.2$Linux_X86_64 LibreOffice_project/20$Build-2</meta:generator>
    <meta:document-statistic meta:object-count="32"/>
  </office:meta>
</office:document-meta>
</file>